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555in"/>
    </style:style>
    <style:style style:name="co2" style:family="table-column">
      <style:table-column-properties fo:break-before="auto" style:column-width="0.7035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78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gt;1.1*[.D2]" style:apply-style-name="Bad" style:base-cell-address="Sheet1.B2"/>
    </style:style>
    <style:style style:name="ce9" style:family="table-cell" style:parent-style-name="Default" style:data-style-name="N142">
      <style:table-cell-properties fo:background-color="#0059ff" style:cell-protect="none" style:print-content="true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gt;1.1*[.E2]" style:apply-style-name="Bad" style:base-cell-address="Sheet1.C2"/>
    </style:style>
    <style:style style:name="ce12" style:family="table-cell" style:parent-style-name="Default" style:data-style-name="N142">
      <style:table-cell-properties fo:background-color="#ff8000" style:cell-protect="none" style:print-content="true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42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shapes>
          <draw:frame draw:z-index="0" draw:style-name="gr1" draw:text-style-name="P1" svg:width="5.0449in" svg:height="3.5429in" svg:x="1.8339in" svg:y="0in">
            <draw:object draw:notify-on-update-of-ranges="Sheet1.B1:Sheet1.B1 Sheet1.B2:Sheet1.B19 Sheet1.C1:Sheet1.C1 Sheet1.C2:Sheet1.C19 Sheet1.D1:Sheet1.D1 Sheet1.D2:Sheet1.D19 Sheet1.E1:Sheet1.E1 Sheet1.E2:Sheet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8"/>
        <table:table-column table:style-name="co3" table:default-cell-style-name="ce11"/>
        <table:table-column table:style-name="co4" table:default-cell-style-name="ce13"/>
        <table:table-column table:style-name="co4" table:default-cell-style-name="ce7"/>
        <table:table-column table:style-name="co5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Avg LEFT</text:p>
          </table:table-cell>
          <table:table-cell table:style-name="ce1" office:value-type="string" calcext:value-type="string">
            <text:p>Avg RIGH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70 + RAND()*20" office:value-type="float" office:value="82.2830675807826" calcext:value-type="float">
            <text:p>82</text:p>
          </table:table-cell>
          <table:table-cell table:formula="of:=115 + RAND()*30" office:value-type="float" office:value="143.762672104605" calcext:value-type="float">
            <text:p>144</text:p>
          </table:table-cell>
          <table:table-cell table:formula="of:=[.B20]" office:value-type="float" office:value="81.6861710354128" calcext:value-type="float" table:number-columns-spanned="1" table:number-rows-spanned="18">
            <text:p>81.7</text:p>
          </table:table-cell>
          <table:table-cell table:style-name="ce13" table:formula="of:=[.C20]" office:value-type="float" office:value="129.376758242045" calcext:value-type="float" table:number-columns-spanned="1" table:number-rows-spanned="18">
            <text:p>129.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70 + RAND()*20" office:value-type="float" office:value="83.186338327982" calcext:value-type="float">
            <text:p>83</text:p>
          </table:table-cell>
          <table:table-cell table:formula="of:=115 + RAND()*30" office:value-type="float" office:value="115.502706834579" calcext:value-type="float">
            <text:p>116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70 + RAND()*20" office:value-type="float" office:value="79.41625662607" calcext:value-type="float">
            <text:p>79</text:p>
          </table:table-cell>
          <table:table-cell table:formula="of:=115 + RAND()*30" office:value-type="float" office:value="134.147004675596" calcext:value-type="float">
            <text:p>134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70 + RAND()*20" office:value-type="float" office:value="80.2541115759032" calcext:value-type="float">
            <text:p>80</text:p>
          </table:table-cell>
          <table:table-cell table:formula="of:=115 + RAND()*30" office:value-type="float" office:value="131.122246802183" calcext:value-type="float">
            <text:p>131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70 + RAND()*20" office:value-type="float" office:value="85.0845194171301" calcext:value-type="float">
            <text:p>85</text:p>
          </table:table-cell>
          <table:table-cell table:formula="of:=115 + RAND()*30" office:value-type="float" office:value="121.88149515192" calcext:value-type="float">
            <text:p>122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70 + RAND()*20" office:value-type="float" office:value="74.1648275013068" calcext:value-type="float">
            <text:p>74</text:p>
          </table:table-cell>
          <table:table-cell table:formula="of:=115 + RAND()*30" office:value-type="float" office:value="115.503521025615" calcext:value-type="float">
            <text:p>116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70 + RAND()*20" office:value-type="float" office:value="88.9082440987475" calcext:value-type="float">
            <text:p>89</text:p>
          </table:table-cell>
          <table:table-cell table:formula="of:=115 + RAND()*30" office:value-type="float" office:value="134.669597419468" calcext:value-type="float">
            <text:p>135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70 + RAND()*20" office:value-type="float" office:value="82.6053285774466" calcext:value-type="float">
            <text:p>83</text:p>
          </table:table-cell>
          <table:table-cell table:formula="of:=115 + RAND()*30" office:value-type="float" office:value="137.113380107602" calcext:value-type="float">
            <text:p>137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70 + RAND()*20" office:value-type="float" office:value="77.4327676777322" calcext:value-type="float">
            <text:p>77</text:p>
          </table:table-cell>
          <table:table-cell table:formula="of:=115 + RAND()*30" office:value-type="float" office:value="144.619618784885" calcext:value-type="float">
            <text:p>145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70 + RAND()*20" office:value-type="float" office:value="79.5542021355122" calcext:value-type="float">
            <text:p>80</text:p>
          </table:table-cell>
          <table:table-cell table:formula="of:=115 + RAND()*30" office:value-type="float" office:value="115.942826571928" calcext:value-type="float">
            <text:p>116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70 + RAND()*20" office:value-type="float" office:value="78.9581452988014" calcext:value-type="float">
            <text:p>79</text:p>
          </table:table-cell>
          <table:table-cell table:formula="of:=115 + RAND()*30" office:value-type="float" office:value="124.031033772547" calcext:value-type="float">
            <text:p>124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70 + RAND()*20" office:value-type="float" office:value="88.7632443387934" calcext:value-type="float">
            <text:p>89</text:p>
          </table:table-cell>
          <table:table-cell table:formula="of:=115 + RAND()*30" office:value-type="float" office:value="130.5923897031" calcext:value-type="float">
            <text:p>131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70 + RAND()*20" office:value-type="float" office:value="86.2800730760694" calcext:value-type="float">
            <text:p>86</text:p>
          </table:table-cell>
          <table:table-cell table:formula="of:=115 + RAND()*30" office:value-type="float" office:value="127.987002366574" calcext:value-type="float">
            <text:p>128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70 + RAND()*20" office:value-type="float" office:value="73.6266889126676" calcext:value-type="float">
            <text:p>74</text:p>
          </table:table-cell>
          <table:table-cell table:formula="of:=115 + RAND()*30" office:value-type="float" office:value="115.741245281299" calcext:value-type="float">
            <text:p>116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70 + RAND()*20" office:value-type="float" office:value="87.7097405702695" calcext:value-type="float">
            <text:p>88</text:p>
          </table:table-cell>
          <table:table-cell table:formula="of:=115 + RAND()*30" office:value-type="float" office:value="143.052909921831" calcext:value-type="float">
            <text:p>143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70 + RAND()*20" office:value-type="float" office:value="78.9393567037036" calcext:value-type="float">
            <text:p>79</text:p>
          </table:table-cell>
          <table:table-cell table:formula="of:=115 + RAND()*30" office:value-type="float" office:value="144.425207461961" calcext:value-type="float">
            <text:p>144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70 + RAND()*20" office:value-type="float" office:value="83.3249879972579" calcext:value-type="float">
            <text:p>83</text:p>
          </table:table-cell>
          <table:table-cell office:value-type="float" office:value="120" calcext:value-type="float">
            <text:p>120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 70 + RAND()*20" office:value-type="float" office:value="79.8591782212549" calcext:value-type="float">
            <text:p>80</text:p>
          </table:table-cell>
          <table:table-cell table:formula="of:=115 + RAND()*30" office:value-type="float" office:value="128.686790371121" calcext:value-type="float">
            <text:p>129</text:p>
          </table:table-cell>
          <table:covered-table-cell table:formula="of:=[.B20]" office:value-type="float" office:value="81.6861710354128" calcext:value-type="float">
            <text:p>81.7</text:p>
          </table:covered-table-cell>
          <table:covered-table-cell table:formula="of:=[.C20]" office:value-type="float" office:value="129.376758242045" calcext:value-type="float">
            <text:p>129.4</text:p>
          </table:covered-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style-name="ce9" table:formula="of:=AVERAGE([.B2:.B19])" office:value-type="float" office:value="81.6861710354128" calcext:value-type="float">
            <text:p>81.7</text:p>
          </table:table-cell>
          <table:table-cell table:style-name="ce12" table:formula="of:=AVERAGE([.C2:.C19])" office:value-type="float" office:value="129.376758242045" calcext:value-type="float">
            <text:p>129.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ce10" table:formula="of:=SUM([.B2:.B19])" office:value-type="float" office:value="1470.35107863743" calcext:value-type="float">
            <text:p>1470</text:p>
          </table:table-cell>
          <table:table-cell table:style-name="ce10" table:formula="of:=SUM([.C2:.C19])" office:value-type="float" office:value="2328.78164835681" calcext:value-type="float">
            <text:p>232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ce10" table:formula="of:=SUM([.B21];[.C21])" office:value-type="float" office:value="3799.13272699424" calcext:value-type="float" table:number-columns-spanned="2" table:number-rows-spanned="1">
            <text:p>3799</text:p>
          </table:table-cell>
          <table:covered-table-cell table:style-name="Default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Default" office:value-type="string" calcext:value-type="string" table:number-columns-spanned="9" table:number-rows-spanned="1">
            <text:p>If you need to change the structure, click <text:span text:style-name="T1">Tools→Protect Sheet</text:span>. Password is empty.</text:p>
          </table:table-cell>
          <table:covered-table-cell table:number-columns-repeated="4" table:style-name="Default"/>
          <table:covered-table-cell table:number-columns-repeated="4"/>
        </table:table-row>
        <calcext:conditional-formats>
          <calcext:conditional-format calcext:target-range-address="Sheet1.B2:Sheet1.B19">
            <calcext:condition calcext:apply-style-name="Bad" calcext:value="&gt;1.1*[.D2]" calcext:base-cell-address="Sheet1.B2"/>
          </calcext:conditional-format>
          <calcext:conditional-format calcext:target-range-address="Sheet1.B2:Sheet1.B19">
            <calcext:condition calcext:apply-style-name="Neutral" calcext:value="&lt;0.9*[.D2]" calcext:base-cell-address="Sheet1.B2"/>
          </calcext:conditional-format>
          <calcext:conditional-format calcext:target-range-address="Sheet1.C2:Sheet1.C19">
            <calcext:condition calcext:apply-style-name="Bad" calcext:value="&gt;1.1*[.E2]" calcext:base-cell-address="Sheet1.C2"/>
          </calcext:conditional-format>
          <calcext:conditional-format calcext:target-range-address="Sheet1.C2:Sheet1.C19">
            <calcext:condition calcext:apply-style-name="Neutral" calcext:value="&lt;0.9*[.E2]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Lucida Sans Unicode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 style:data-style-name="N2" text:time-value="11:50:05.2353400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2-08T02:16:22.672124724</meta:creation-date>
    <meta:generator>LibreOffice/25.2.5.2$Linux_X86_64 LibreOffice_project/520$Build-2</meta:generator>
    <dc:date>2025-07-30T12:00:02.198895627</dc:date>
    <meta:editing-duration>PT54M47S</meta:editing-duration>
    <meta:editing-cycles>42</meta:editing-cycles>
    <meta:document-statistic meta:table-count="1" meta:cell-count="10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4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false" chart:logarithmic="false" chart:minimum="0" chart:maximum="1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diamond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2">
      <style:chart-properties chart:symbol-type="none" chart:link-data-style-to-source="true"/>
      <style:graphic-properties draw:stroke="dash" draw:stroke-dash="Dash" svg:stroke-width="0.051cm" svg:stroke-color="#0059ff" svg:stroke-opacity="60%" draw:fill-color="#0059ff" draw:opacity="60%" dr3d:edge-rounding="5%"/>
      <style:text-properties fo:font-size="10pt" style:font-size-asian="10pt" style:font-size-complex="10pt"/>
    </style:style>
    <style:style style:name="ch10" style:family="chart" style:data-style-name="N142">
      <style:chart-properties chart:symbol-type="none" chart:link-data-style-to-source="true"/>
      <style:graphic-properties draw:stroke="dash" draw:stroke-dash="Dash" svg:stroke-width="0.051cm" svg:stroke-color="#ff8000" svg:stroke-opacity="80%" draw:fill-color="#ff8000" draw:opacity="8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15cm" svg:height="9cm" xlink:href=".." xlink:type="simple" chart:class="chart:radar" chart:style-name="ch1">
        <chart:legend chart:legend-position="end" svg:x="8.913cm" svg:y="3.454cm" style:legend-expansion="high" chart:style-name="ch2"/>
        <chart:plot-area chart:style-name="ch3" svg:x="0.256cm" svg:y="0.18cm" svg:width="8.401cm" svg:height="8.64cm">
          <chart:coordinate-region svg:x="1.014cm" svg:y="1.154cm" svg:width="6.693cm" svg:height="6.6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9" chart:label-cell-address="Sheet1.B1:Sheet1.B1" chart:class="chart:radar">
            <chart:data-point chart:repeated="18"/>
          </chart:series>
          <chart:series chart:style-name="ch8" chart:values-cell-range-address="Sheet1.C2:Sheet1.C19" chart:label-cell-address="Sheet1.C1:Sheet1.C1" chart:class="chart:radar">
            <chart:data-point chart:repeated="18"/>
          </chart:series>
          <chart:series chart:style-name="ch9" chart:values-cell-range-address="Sheet1.D2:Sheet1.D19" chart:label-cell-address="Sheet1.D1:Sheet1.D1" chart:class="chart:radar">
            <chart:data-point chart:repeated="18"/>
          </chart:series>
          <chart:series chart:style-name="ch10" chart:values-cell-range-address="Sheet1.E2:Sheet1.E19" chart:label-cell-address="Sheet1.E1:Sheet1.E1" chart:class="chart:rad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Sheet1.B1:Sheet1.B1</svg:desc>
                </draw:g>
              </table:table-cell>
              <table:table-cell office:value-type="string">
                <text:p>RIGHT</text:p>
                <draw:g>
                  <svg:desc>Sheet1.C1:Sheet1.C1</svg:desc>
                </draw:g>
              </table:table-cell>
              <table:table-cell office:value-type="string">
                <text:p>Avg LEFT</text:p>
                <draw:g>
                  <svg:desc>Sheet1.D1:Sheet1.D1</svg:desc>
                </draw:g>
              </table:table-cell>
              <table:table-cell office:value-type="string">
                <text:p>Avg RIGH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.2830675807826">
                <text:p>82.2830675807826</text:p>
                <draw:g>
                  <svg:desc>Sheet1.B2:Sheet1.B19</svg:desc>
                </draw:g>
              </table:table-cell>
              <table:table-cell office:value-type="float" office:value="143.762672104605">
                <text:p>143.762672104605</text:p>
                <draw:g>
                  <svg:desc>Sheet1.C2:Sheet1.C19</svg:desc>
                </draw:g>
              </table:table-cell>
              <table:table-cell office:value-type="float" office:value="81.6861710354128">
                <text:p>81.6861710354128</text:p>
                <draw:g>
                  <svg:desc>Sheet1.D2:Sheet1.D19</svg:desc>
                </draw:g>
              </table:table-cell>
              <table:table-cell office:value-type="float" office:value="129.376758242045">
                <text:p>129.376758242045</text:p>
                <draw:g>
                  <svg:desc>Sheet1.E2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.186338327982">
                <text:p>83.186338327982</text:p>
              </table:table-cell>
              <table:table-cell office:value-type="float" office:value="115.502706834579">
                <text:p>115.502706834579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.41625662607">
                <text:p>79.41625662607</text:p>
              </table:table-cell>
              <table:table-cell office:value-type="float" office:value="134.147004675596">
                <text:p>134.147004675596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2541115759032">
                <text:p>80.2541115759032</text:p>
              </table:table-cell>
              <table:table-cell office:value-type="float" office:value="131.122246802183">
                <text:p>131.122246802183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.0845194171301">
                <text:p>85.0845194171301</text:p>
              </table:table-cell>
              <table:table-cell office:value-type="float" office:value="121.88149515192">
                <text:p>121.88149515192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.1648275013068">
                <text:p>74.1648275013068</text:p>
              </table:table-cell>
              <table:table-cell office:value-type="float" office:value="115.503521025615">
                <text:p>115.503521025615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9082440987475">
                <text:p>88.9082440987475</text:p>
              </table:table-cell>
              <table:table-cell office:value-type="float" office:value="134.669597419468">
                <text:p>134.669597419468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6053285774466">
                <text:p>82.6053285774466</text:p>
              </table:table-cell>
              <table:table-cell office:value-type="float" office:value="137.113380107602">
                <text:p>137.113380107602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4327676777322">
                <text:p>77.4327676777322</text:p>
              </table:table-cell>
              <table:table-cell office:value-type="float" office:value="144.619618784885">
                <text:p>144.619618784885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.5542021355122">
                <text:p>79.5542021355122</text:p>
              </table:table-cell>
              <table:table-cell office:value-type="float" office:value="115.942826571928">
                <text:p>115.942826571928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9581452988014">
                <text:p>78.9581452988014</text:p>
              </table:table-cell>
              <table:table-cell office:value-type="float" office:value="124.031033772547">
                <text:p>124.031033772547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.7632443387934">
                <text:p>88.7632443387934</text:p>
              </table:table-cell>
              <table:table-cell office:value-type="float" office:value="130.5923897031">
                <text:p>130.5923897031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2800730760694">
                <text:p>86.2800730760694</text:p>
              </table:table-cell>
              <table:table-cell office:value-type="float" office:value="127.987002366574">
                <text:p>127.987002366574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.6266889126676">
                <text:p>73.6266889126676</text:p>
              </table:table-cell>
              <table:table-cell office:value-type="float" office:value="115.741245281299">
                <text:p>115.741245281299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.7097405702695">
                <text:p>87.7097405702695</text:p>
              </table:table-cell>
              <table:table-cell office:value-type="float" office:value="143.052909921831">
                <text:p>143.052909921831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9393567037036">
                <text:p>78.9393567037036</text:p>
              </table:table-cell>
              <table:table-cell office:value-type="float" office:value="144.425207461961">
                <text:p>144.425207461961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.3249879972579">
                <text:p>83.3249879972579</text:p>
              </table:table-cell>
              <table:table-cell office:value-type="float" office:value="120">
                <text:p>120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.8591782212549">
                <text:p>79.8591782212549</text:p>
              </table:table-cell>
              <table:table-cell office:value-type="float" office:value="128.686790371121">
                <text:p>128.686790371121</text:p>
              </table:table-cell>
              <table:table-cell office:value-type="float" office:value="81.6861710354128">
                <text:p>81.6861710354128</text:p>
              </table:table-cell>
              <table:table-cell office:value-type="float" office:value="129.376758242045">
                <text:p>129.376758242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Dash" draw:style="rect" draw:dots1="1" draw:dots1-length="300%" draw:distance="100%"/>
  </office:styles>
</office:document-styles>
</file>